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Blad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6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RON:</text:p>
          </table:table-cell>
          <table:table-cell table:style-name="Default" office:value-type="string">
            <text:p>KONINKLIJK</text:p>
          </table:table-cell>
          <table:table-cell office:value-type="string">
            <text:p>NEDERLANDS</text:p>
          </table:table-cell>
          <table:table-cell office:value-type="string">
            <text:p>METEOROLOGISCH</text:p>
          </table:table-cell>
          <table:table-cell office:value-type="string">
            <text:p>INSTITUUT</text:p>
          </table:table-cell>
          <table:table-cell office:value-type="string">
            <text:p>(KNMI)</text:p>
          </table:table-cell>
          <table:table-cell table:number-columns-repeated="42"/>
        </table:table-row>
        <table:table-row table:style-name="ro1">
          <table:table-cell office:value-type="string">
            <text:p>#</text:p>
          </table:table-cell>
          <table:table-cell office:value-type="string">
            <text:p>Opmerking:</text:p>
          </table:table-cell>
          <table:table-cell table:style-name="Default" office:value-type="string">
            <text:p>door</text:p>
          </table:table-cell>
          <table:table-cell office:value-type="string">
            <text:p>stationsverplaatsingen</text:p>
          </table:table-cell>
          <table:table-cell office:value-type="string">
            <text:p>en</text:p>
          </table:table-cell>
          <table:table-cell office:value-type="string">
            <text:p>veranderingen</text:p>
          </table:table-cell>
          <table:table-cell office:value-type="string">
            <text:p>in</text:p>
          </table:table-cell>
          <table:table-cell office:value-type="string">
            <text:p>waarneemmethodieken</text:p>
          </table:table-cell>
          <table:table-cell office:value-type="string">
            <text:p>zijn</text:p>
          </table:table-cell>
          <table:table-cell office:value-type="string">
            <text:p>deze</text:p>
          </table:table-cell>
          <table:table-cell office:value-type="string">
            <text:p>tijdreeksen</text:p>
          </table:table-cell>
          <table:table-cell office:value-type="string">
            <text:p>van</text:p>
          </table:table-cell>
          <table:table-cell office:value-type="string">
            <text:p>dagwaarden</text:p>
          </table:table-cell>
          <table:table-cell office:value-type="string">
            <text:p>mogelijk</text:p>
          </table:table-cell>
          <table:table-cell office:value-type="string">
            <text:p>inhomogeen!</text:p>
          </table:table-cell>
          <table:table-cell office:value-type="string">
            <text:p>Dat</text:p>
          </table:table-cell>
          <table:table-cell office:value-type="string">
            <text:p>betekent</text:p>
          </table:table-cell>
          <table:table-cell office:value-type="string">
            <text:p>dat</text:p>
          </table:table-cell>
          <table:table-cell office:value-type="string">
            <text:p>deze</text:p>
          </table:table-cell>
          <table:table-cell office:value-type="string">
            <text:p>reeks</text:p>
          </table:table-cell>
          <table:table-cell office:value-type="string">
            <text:p>van</text:p>
          </table:table-cell>
          <table:table-cell office:value-type="string">
            <text:p>gemeten</text:p>
          </table:table-cell>
          <table:table-cell office:value-type="string">
            <text:p>waarden</text:p>
          </table:table-cell>
          <table:table-cell office:value-type="string">
            <text:p>niet</text:p>
          </table:table-cell>
          <table:table-cell office:value-type="string">
            <text:p>geschikt</text:p>
          </table:table-cell>
          <table:table-cell office:value-type="string">
            <text:p>is</text:p>
          </table:table-cell>
          <table:table-cell office:value-type="string">
            <text:p>voor</text:p>
          </table:table-cell>
          <table:table-cell office:value-type="string">
            <text:p>trendanalyse.</text:p>
          </table:table-cell>
          <table:table-cell office:value-type="string">
            <text:p>Voor</text:p>
          </table:table-cell>
          <table:table-cell office:value-type="string">
            <text:p>studies</text:p>
          </table:table-cell>
          <table:table-cell office:value-type="string">
            <text:p>naar</text:p>
          </table:table-cell>
          <table:table-cell office:value-type="string">
            <text:p>klimaatverandering</text:p>
          </table:table-cell>
          <table:table-cell office:value-type="string">
            <text:p>verwijzen</text:p>
          </table:table-cell>
          <table:table-cell office:value-type="string">
            <text:p>we</text:p>
          </table:table-cell>
          <table:table-cell office:value-type="string">
            <text:p>naar</text:p>
          </table:table-cell>
          <table:table-cell office:value-type="string">
            <text:p>de</text:p>
          </table:table-cell>
          <table:table-cell office:value-type="string">
            <text:p>gehomogeniseerde</text:p>
          </table:table-cell>
          <table:table-cell office:value-type="string">
            <text:p>reeks</text:p>
          </table:table-cell>
          <table:table-cell office:value-type="string">
            <text:p>maandtemperaturen</text:p>
          </table:table-cell>
          <table:table-cell office:value-type="string">
            <text:p>van</text:p>
          </table:table-cell>
          <table:table-cell office:value-type="string">
            <text:p>De</text:p>
          </table:table-cell>
          <table:table-cell office:value-type="string">
            <text:p>Bilt</text:p>
          </table:table-cell>
          <table:table-cell office:value-type="string">
            <text:p>&lt;http://www.knmi.nl/kennis-en-datacentrum/achtergrond/gehomogeniseerde-reeks-maandtemperaturen-de-bilt&gt;</text:p>
          </table:table-cell>
          <table:table-cell office:value-type="string">
            <text:p>of</text:p>
          </table:table-cell>
          <table:table-cell office:value-type="string">
            <text:p>de</text:p>
          </table:table-cell>
          <table:table-cell office:value-type="string">
            <text:p>Centraal</text:p>
          </table:table-cell>
          <table:table-cell office:value-type="string">
            <text:p>Nederland</text:p>
          </table:table-cell>
          <table:table-cell office:value-type="string">
            <text:p>Temperatuur</text:p>
          </table:table-cell>
          <table:table-cell office:value-type="string">
            <text:p>&lt;http://www.knmi.nl/kennis-en-datacentrum/achtergrond/centraal-nederland-temperatuur-cnt&gt;.</text:p>
          </table:table-cell>
        </table:table-row>
        <table:table-row table:style-name="ro1">
          <table:table-cell office:value-type="string">
            <text:p>#</text:p>
          </table:table-cell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STN</text:p>
          </table:table-cell>
          <table:table-cell table:style-name="Default" office:value-type="string">
            <text:p>LON(east)</text:p>
          </table:table-cell>
          <table:table-cell office:value-type="string">
            <text:p>LAT(north)</text:p>
          </table:table-cell>
          <table:table-cell office:value-type="string">
            <text:p>ALT(m)</text:p>
          </table:table-cell>
          <table:table-cell office:value-type="string">
            <text:p>NAME</text:p>
          </table:table-cell>
          <table:table-cell table:number-columns-repeated="43"/>
        </table:table-row>
        <table:table-row table:style-name="ro1">
          <table:table-cell office:value-type="string">
            <text:p>#</text:p>
          </table:table-cell>
          <table:table-cell office:value-type="string">
            <text:p>260:</text:p>
          </table:table-cell>
          <table:table-cell table:style-name="Default" office:value-type="float" office:value="5.18">
            <text:p>5.18</text:p>
          </table:table-cell>
          <table:table-cell office:value-type="float" office:value="52.1">
            <text:p>52.1</text:p>
          </table:table-cell>
          <table:table-cell office:value-type="float" office:value="1.9">
            <text:p>1.9</text:p>
          </table:table-cell>
          <table:table-cell office:value-type="string">
            <text:p>DE</text:p>
          </table:table-cell>
          <table:table-cell office:value-type="string">
            <text:p>BILT</text:p>
          </table:table-cell>
          <table:table-cell table:number-columns-repeated="42"/>
        </table:table-row>
        <table:table-row table:style-name="ro1">
          <table:table-cell office:value-type="string">
            <text:p>#</text:p>
          </table:table-cell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YYYYMMDD</text:p>
          </table:table-cell>
          <table:table-cell table:style-name="Default" office:value-type="string">
            <text:p>=</text:p>
          </table:table-cell>
          <table:table-cell office:value-type="string">
            <text:p>Datum</text:p>
          </table:table-cell>
          <table:table-cell office:value-type="string">
            <text:p>(YYYY=jaar</text:p>
          </table:table-cell>
          <table:table-cell office:value-type="string">
            <text:p>MM=maand</text:p>
          </table:table-cell>
          <table:table-cell office:value-type="string">
            <text:p>DD=dag);</text:p>
          </table:table-cell>
          <table:table-cell table:number-columns-repeated="42"/>
        </table:table-row>
        <table:table-row table:style-name="ro1">
          <table:table-cell office:value-type="string">
            <text:p>#</text:p>
          </table:table-cell>
          <table:table-cell office:value-type="string">
            <text:p>RH</text:p>
          </table:table-cell>
          <table:table-cell table:style-name="Default" office:value-type="string">
            <text:p>=</text:p>
          </table:table-cell>
          <table:table-cell office:value-type="string">
            <text:p>Etmaalsom</text:p>
          </table:table-cell>
          <table:table-cell office:value-type="string">
            <text:p>van</text:p>
          </table:table-cell>
          <table:table-cell office:value-type="string">
            <text:p>de</text:p>
          </table:table-cell>
          <table:table-cell office:value-type="string">
            <text:p>neerslag</text:p>
          </table:table-cell>
          <table:table-cell office:value-type="string">
            <text:p>(in</text:p>
          </table:table-cell>
          <table:table-cell office:value-type="float" office:value="0.1">
            <text:p>0.1</text:p>
          </table:table-cell>
          <table:table-cell office:value-type="string">
            <text:p>mm)</text:p>
          </table:table-cell>
          <table:table-cell office:value-type="string">
            <text:p>(-1</text:p>
          </table:table-cell>
          <table:table-cell office:value-type="string">
            <text:p>voor</text:p>
          </table:table-cell>
          <table:table-cell office:value-type="string">
            <text:p>&lt;0.05</text:p>
          </table:table-cell>
          <table:table-cell office:value-type="string">
            <text:p>mm);</text:p>
          </table:table-cell>
          <table:table-cell table:number-columns-repeated="35"/>
        </table:table-row>
        <table:table-row table:style-name="ro1">
          <table:table-cell office:value-type="string">
            <text:p>#</text:p>
          </table:table-cell>
          <table:table-cell/>
          <table:table-cell table:style-name="Default"/>
          <table:table-cell table:number-columns-repeated="46"/>
        </table:table-row>
        <table:table-row table:style-name="ro1">
          <table:table-cell office:value-type="string">
            <text:p>#</text:p>
          </table:table-cell>
          <table:table-cell office:value-type="string">
            <text:p>STN</text:p>
          </table:table-cell>
          <table:table-cell table:style-name="Default" office:value-type="string">
            <text:p>YYYYMMDD</text:p>
          </table:table-cell>
          <table:table-cell office:value-type="string">
            <text:p>RH</text:p>
          </table:table-cell>
          <table:table-cell table:number-columns-repeated="45"/>
        </table:table-row>
        <table:table-row table:style-name="ro1">
          <table:table-cell office:value-type="string">
            <text:p>#</text:p>
          </table:table-cell>
          <table:table-cell/>
          <table:table-cell table:style-name="Default"/>
          <table:table-cell table:number-columns-repeated="2"/>
          <table:table-cell office:value-type="string">
            <text:p>Maand</text:p>
          </table:table-cell>
          <table:table-cell office:value-type="string">
            <text:p>MM neerslag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1">
            <text:p>01/01/15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Januari</text:p>
          </table:table-cell>
          <table:table-cell office:value-type="float" office:value="1157.15">
            <text:p>1157.1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2">
            <text:p>01/02/15</text:p>
          </table:table-cell>
          <table:table-cell office:value-type="float" office:value="43">
            <text:p>43</text:p>
          </table:table-cell>
          <table:table-cell/>
          <table:table-cell office:value-type="string">
            <text:p>Februari</text:p>
          </table:table-cell>
          <table:table-cell office:value-type="float" office:value="607.15">
            <text:p>607.1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3">
            <text:p>01/03/15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art</text:p>
          </table:table-cell>
          <table:table-cell office:value-type="float" office:value="597.1">
            <text:p>597.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4">
            <text:p>01/04/15</text:p>
          </table:table-cell>
          <table:table-cell office:value-type="float" office:value="0.05">
            <text:p>0.05</text:p>
          </table:table-cell>
          <table:table-cell/>
          <table:table-cell office:value-type="string">
            <text:p>April</text:p>
          </table:table-cell>
          <table:table-cell office:value-type="float" office:value="209.1">
            <text:p>209.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5">
            <text:p>01/05/1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Mei</text:p>
          </table:table-cell>
          <table:table-cell office:value-type="float" office:value="463.05">
            <text:p>463.0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6">
            <text:p>01/06/1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Juni</text:p>
          </table:table-cell>
          <table:table-cell office:value-type="float" office:value="328.3">
            <text:p>328.3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7">
            <text:p>01/07/1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Juli</text:p>
          </table:table-cell>
          <table:table-cell office:value-type="float" office:value="892.15">
            <text:p>892.1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8">
            <text:p>01/08/15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Augustus</text:p>
          </table:table-cell>
          <table:table-cell office:value-type="float" office:value="1143.2">
            <text:p>1143.2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09">
            <text:p>01/09/1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September</text:p>
          </table:table-cell>
          <table:table-cell office:value-type="float" office:value="885.15">
            <text:p>885.1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0">
            <text:p>01/10/15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Oktober</text:p>
          </table:table-cell>
          <table:table-cell office:value-type="float" office:value="327.1">
            <text:p>327.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1">
            <text:p>01/11/15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November</text:p>
          </table:table-cell>
          <table:table-cell office:value-type="float" office:value="1482.05">
            <text:p>1482.05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2">
            <text:p>01/12/15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December</text:p>
          </table:table-cell>
          <table:table-cell office:value-type="float" office:value="419.1">
            <text:p>419.1</text:p>
          </table:table-cell>
          <table:table-cell table:number-columns-repeated="42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3">
            <text:p>01/13/15</text:p>
          </table:table-cell>
          <table:table-cell office:value-type="float" office:value="140">
            <text:p>14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4">
            <text:p>01/14/15</text:p>
          </table:table-cell>
          <table:table-cell office:value-type="float" office:value="19">
            <text:p>1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5">
            <text:p>01/15/15</text:p>
          </table:table-cell>
          <table:table-cell office:value-type="float" office:value="80">
            <text:p>8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6">
            <text:p>01/16/15</text:p>
          </table:table-cell>
          <table:table-cell office:value-type="float" office:value="17">
            <text:p>1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7">
            <text:p>01/1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8">
            <text:p>01/18/15</text:p>
          </table:table-cell>
          <table:table-cell office:value-type="float" office:value="47">
            <text:p>4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19">
            <text:p>01/19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0">
            <text:p>01/2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1">
            <text:p>01/2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2">
            <text:p>01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3">
            <text:p>01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4">
            <text:p>01/24/15</text:p>
          </table:table-cell>
          <table:table-cell office:value-type="float" office:value="86">
            <text:p>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5">
            <text:p>01/25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6">
            <text:p>01/26/15</text:p>
          </table:table-cell>
          <table:table-cell office:value-type="float" office:value="31">
            <text:p>3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7">
            <text:p>01/27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8">
            <text:p>01/28/15</text:p>
          </table:table-cell>
          <table:table-cell office:value-type="float" office:value="82">
            <text:p>8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29">
            <text:p>01/29/15</text:p>
          </table:table-cell>
          <table:table-cell office:value-type="float" office:value="150">
            <text:p>15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30">
            <text:p>01/30/15</text:p>
          </table:table-cell>
          <table:table-cell office:value-type="float" office:value="83">
            <text:p>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1-31">
            <text:p>01/31/15</text:p>
          </table:table-cell>
          <table:table-cell office:value-type="float" office:value="2">
            <text:p>2</text:p>
          </table:table-cell>
          <table:table-cell table:formula="of:=SUM([.D13:.D43])" office:value-type="float" office:value="1157.15">
            <text:p>1157.15</text:p>
          </table:table-cell>
          <table:table-cell office:value-type="float" office:value="1157.15">
            <text:p>1157.1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1">
            <text:p>02/01/15</text:p>
          </table:table-cell>
          <table:table-cell office:value-type="float" office:value="21">
            <text:p>21</text:p>
          </table:table-cell>
          <table:table-cell/>
          <table:table-cell office:value-type="float" office:value="607.15">
            <text:p>607.1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2">
            <text:p>02/02/15</text:p>
          </table:table-cell>
          <table:table-cell office:value-type="float" office:value="55">
            <text:p>55</text:p>
          </table:table-cell>
          <table:table-cell/>
          <table:table-cell office:value-type="float" office:value="597.1">
            <text:p>597.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3">
            <text:p>02/03/15</text:p>
          </table:table-cell>
          <table:table-cell office:value-type="float" office:value="1">
            <text:p>1</text:p>
          </table:table-cell>
          <table:table-cell/>
          <table:table-cell office:value-type="float" office:value="209.1">
            <text:p>209.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4">
            <text:p>02/04/15</text:p>
          </table:table-cell>
          <table:table-cell office:value-type="float" office:value="0.05">
            <text:p>0.05</text:p>
          </table:table-cell>
          <table:table-cell/>
          <table:table-cell office:value-type="float" office:value="463.05">
            <text:p>463.0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5">
            <text:p>02/05/15</text:p>
          </table:table-cell>
          <table:table-cell office:value-type="float" office:value="9">
            <text:p>9</text:p>
          </table:table-cell>
          <table:table-cell/>
          <table:table-cell office:value-type="float" office:value="328.3">
            <text:p>328.3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6">
            <text:p>02/06/15</text:p>
          </table:table-cell>
          <table:table-cell office:value-type="float" office:value="0">
            <text:p>0</text:p>
          </table:table-cell>
          <table:table-cell/>
          <table:table-cell office:value-type="float" office:value="892.15">
            <text:p>892.1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7">
            <text:p>02/07/15</text:p>
          </table:table-cell>
          <table:table-cell office:value-type="float" office:value="0.05">
            <text:p>0.05</text:p>
          </table:table-cell>
          <table:table-cell/>
          <table:table-cell office:value-type="float" office:value="1143.2">
            <text:p>1143.2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8">
            <text:p>02/08/15</text:p>
          </table:table-cell>
          <table:table-cell office:value-type="float" office:value="0">
            <text:p>0</text:p>
          </table:table-cell>
          <table:table-cell/>
          <table:table-cell office:value-type="float" office:value="885.15">
            <text:p>885.1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09">
            <text:p>02/09/15</text:p>
          </table:table-cell>
          <table:table-cell office:value-type="float" office:value="3">
            <text:p>3</text:p>
          </table:table-cell>
          <table:table-cell/>
          <table:table-cell office:value-type="float" office:value="327.1">
            <text:p>327.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0">
            <text:p>02/10/15</text:p>
          </table:table-cell>
          <table:table-cell office:value-type="float" office:value="2">
            <text:p>2</text:p>
          </table:table-cell>
          <table:table-cell/>
          <table:table-cell office:value-type="float" office:value="1482.05">
            <text:p>1482.05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1">
            <text:p>02/11/15</text:p>
          </table:table-cell>
          <table:table-cell office:value-type="float" office:value="0">
            <text:p>0</text:p>
          </table:table-cell>
          <table:table-cell/>
          <table:table-cell office:value-type="float" office:value="419.1">
            <text:p>419.1</text:p>
          </table:table-cell>
          <table:table-cell table:number-columns-repeated="43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2">
            <text:p>02/1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3">
            <text:p>02/1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4">
            <text:p>02/1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5">
            <text:p>02/1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6">
            <text:p>02/1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7">
            <text:p>02/17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8">
            <text:p>02/1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19">
            <text:p>02/1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0">
            <text:p>02/20/15</text:p>
          </table:table-cell>
          <table:table-cell office:value-type="float" office:value="200">
            <text:p>20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1">
            <text:p>02/21/15</text:p>
          </table:table-cell>
          <table:table-cell office:value-type="float" office:value="94">
            <text:p>9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2">
            <text:p>02/22/15</text:p>
          </table:table-cell>
          <table:table-cell office:value-type="float" office:value="22">
            <text:p>2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3">
            <text:p>02/23/15</text:p>
          </table:table-cell>
          <table:table-cell office:value-type="float" office:value="28">
            <text:p>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4">
            <text:p>02/24/15</text:p>
          </table:table-cell>
          <table:table-cell office:value-type="float" office:value="73">
            <text:p>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5">
            <text:p>02/25/15</text:p>
          </table:table-cell>
          <table:table-cell office:value-type="float" office:value="28">
            <text:p>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6">
            <text:p>02/26/15</text:p>
          </table:table-cell>
          <table:table-cell office:value-type="float" office:value="70">
            <text:p>7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7">
            <text:p>02/2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2-28">
            <text:p>02/28/15</text:p>
          </table:table-cell>
          <table:table-cell office:value-type="float" office:value="0.05">
            <text:p>0.05</text:p>
          </table:table-cell>
          <table:table-cell table:formula="of:=SUM([.D44:.D71])" office:value-type="float" office:value="607.15">
            <text:p>607.1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1">
            <text:p>03/01/15</text:p>
          </table:table-cell>
          <table:table-cell office:value-type="float" office:value="51">
            <text:p>5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2">
            <text:p>03/02/15</text:p>
          </table:table-cell>
          <table:table-cell office:value-type="float" office:value="24">
            <text:p>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3">
            <text:p>03/03/15</text:p>
          </table:table-cell>
          <table:table-cell office:value-type="float" office:value="20">
            <text:p>2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4">
            <text:p>03/04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5">
            <text:p>03/0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6">
            <text:p>03/0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7">
            <text:p>03/0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8">
            <text:p>03/08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09">
            <text:p>03/09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0">
            <text:p>03/10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1">
            <text:p>03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2">
            <text:p>03/1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3">
            <text:p>03/1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4">
            <text:p>03/14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5">
            <text:p>03/15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6">
            <text:p>03/1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7">
            <text:p>03/1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8">
            <text:p>03/1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19">
            <text:p>03/1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0">
            <text:p>03/2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1">
            <text:p>03/21/15</text:p>
          </table:table-cell>
          <table:table-cell office:value-type="float" office:value="22">
            <text:p>2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2">
            <text:p>03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3">
            <text:p>03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4">
            <text:p>03/24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5">
            <text:p>03/25/15</text:p>
          </table:table-cell>
          <table:table-cell office:value-type="float" office:value="72">
            <text:p>7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6">
            <text:p>03/26/15</text:p>
          </table:table-cell>
          <table:table-cell office:value-type="float" office:value="41">
            <text:p>4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7">
            <text:p>03/27/15</text:p>
          </table:table-cell>
          <table:table-cell office:value-type="float" office:value="17">
            <text:p>1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8">
            <text:p>03/28/15</text:p>
          </table:table-cell>
          <table:table-cell office:value-type="float" office:value="33">
            <text:p>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29">
            <text:p>03/29/15</text:p>
          </table:table-cell>
          <table:table-cell office:value-type="float" office:value="162">
            <text:p>1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30">
            <text:p>03/30/15</text:p>
          </table:table-cell>
          <table:table-cell office:value-type="float" office:value="54">
            <text:p>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3-31">
            <text:p>03/31/15</text:p>
          </table:table-cell>
          <table:table-cell office:value-type="float" office:value="90">
            <text:p>90</text:p>
          </table:table-cell>
          <table:table-cell table:formula="of:=SUM([.D72:.D102])" office:value-type="float" office:value="597.1">
            <text:p>597.1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1">
            <text:p>04/01/15</text:p>
          </table:table-cell>
          <table:table-cell office:value-type="float" office:value="40">
            <text:p>4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2">
            <text:p>04/02/15</text:p>
          </table:table-cell>
          <table:table-cell office:value-type="float" office:value="47">
            <text:p>4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3">
            <text:p>04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4">
            <text:p>04/04/15</text:p>
          </table:table-cell>
          <table:table-cell office:value-type="float" office:value="19">
            <text:p>1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5">
            <text:p>04/0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6">
            <text:p>04/06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7">
            <text:p>04/0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8">
            <text:p>04/0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09">
            <text:p>04/0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0">
            <text:p>04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1">
            <text:p>04/11/15</text:p>
          </table:table-cell>
          <table:table-cell office:value-type="float" office:value="41">
            <text:p>4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2">
            <text:p>04/12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3">
            <text:p>04/13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4">
            <text:p>04/1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5">
            <text:p>04/1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6">
            <text:p>04/1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7">
            <text:p>04/1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8">
            <text:p>04/1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19">
            <text:p>04/1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0">
            <text:p>04/2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1">
            <text:p>04/2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2">
            <text:p>04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3">
            <text:p>04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4">
            <text:p>04/2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5">
            <text:p>04/25/15</text:p>
          </table:table-cell>
          <table:table-cell office:value-type="float" office:value="37">
            <text:p>3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6">
            <text:p>04/26/15</text:p>
          </table:table-cell>
          <table:table-cell office:value-type="float" office:value="7">
            <text:p>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7">
            <text:p>04/2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8">
            <text:p>04/28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29">
            <text:p>04/29/15</text:p>
          </table:table-cell>
          <table:table-cell office:value-type="float" office:value="16">
            <text:p>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4-30">
            <text:p>04/30/15</text:p>
          </table:table-cell>
          <table:table-cell office:value-type="float" office:value="0">
            <text:p>0</text:p>
          </table:table-cell>
          <table:table-cell table:formula="of:=SUM([.D103:.D132])" office:value-type="float" office:value="209.1">
            <text:p>209.1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1">
            <text:p>05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2">
            <text:p>05/0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3">
            <text:p>05/03/15</text:p>
          </table:table-cell>
          <table:table-cell office:value-type="float" office:value="16">
            <text:p>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4">
            <text:p>05/04/15</text:p>
          </table:table-cell>
          <table:table-cell office:value-type="float" office:value="38">
            <text:p>3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5">
            <text:p>05/05/15</text:p>
          </table:table-cell>
          <table:table-cell office:value-type="float" office:value="92">
            <text:p>9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6">
            <text:p>05/06/15</text:p>
          </table:table-cell>
          <table:table-cell office:value-type="float" office:value="50">
            <text:p>5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7">
            <text:p>05/07/15</text:p>
          </table:table-cell>
          <table:table-cell office:value-type="float" office:value="11">
            <text:p>1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8">
            <text:p>05/08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09">
            <text:p>05/09/15</text:p>
          </table:table-cell>
          <table:table-cell office:value-type="float" office:value="39">
            <text:p>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0">
            <text:p>05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1">
            <text:p>05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2">
            <text:p>05/1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3">
            <text:p>05/1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4">
            <text:p>05/1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5">
            <text:p>05/1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6">
            <text:p>05/16/15</text:p>
          </table:table-cell>
          <table:table-cell office:value-type="float" office:value="17">
            <text:p>1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7">
            <text:p>05/1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8">
            <text:p>05/18/15</text:p>
          </table:table-cell>
          <table:table-cell office:value-type="float" office:value="21">
            <text:p>2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19">
            <text:p>05/19/15</text:p>
          </table:table-cell>
          <table:table-cell office:value-type="float" office:value="22">
            <text:p>2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0">
            <text:p>05/20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1">
            <text:p>05/2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2">
            <text:p>05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3">
            <text:p>05/23/15</text:p>
          </table:table-cell>
          <table:table-cell office:value-type="float" office:value="20">
            <text:p>2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4">
            <text:p>05/24/15</text:p>
          </table:table-cell>
          <table:table-cell office:value-type="float" office:value="8">
            <text:p>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5">
            <text:p>05/25/15</text:p>
          </table:table-cell>
          <table:table-cell office:value-type="float" office:value="5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6">
            <text:p>05/2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7">
            <text:p>05/2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8">
            <text:p>05/28/15</text:p>
          </table:table-cell>
          <table:table-cell office:value-type="float" office:value="7">
            <text:p>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29">
            <text:p>05/29/15</text:p>
          </table:table-cell>
          <table:table-cell office:value-type="float" office:value="31">
            <text:p>3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30">
            <text:p>05/30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5-31">
            <text:p>05/31/15</text:p>
          </table:table-cell>
          <table:table-cell office:value-type="float" office:value="83">
            <text:p>83</text:p>
          </table:table-cell>
          <table:table-cell table:formula="of:=SUM([.D133:.D163])" office:value-type="float" office:value="463.05">
            <text:p>463.0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1">
            <text:p>06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2">
            <text:p>06/02/15</text:p>
          </table:table-cell>
          <table:table-cell office:value-type="float" office:value="28">
            <text:p>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3">
            <text:p>06/03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4">
            <text:p>06/0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5">
            <text:p>06/05/15</text:p>
          </table:table-cell>
          <table:table-cell office:value-type="float" office:value="80">
            <text:p>8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6">
            <text:p>06/06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7">
            <text:p>06/0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8">
            <text:p>06/0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09">
            <text:p>06/0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0">
            <text:p>06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1">
            <text:p>06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2">
            <text:p>06/12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3">
            <text:p>06/13/15</text:p>
          </table:table-cell>
          <table:table-cell office:value-type="float" office:value="4">
            <text:p>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4">
            <text:p>06/1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5">
            <text:p>06/1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6">
            <text:p>06/1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7">
            <text:p>06/17/15</text:p>
          </table:table-cell>
          <table:table-cell office:value-type="float" office:value="26">
            <text:p>2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8">
            <text:p>06/18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19">
            <text:p>06/19/15</text:p>
          </table:table-cell>
          <table:table-cell office:value-type="float" office:value="40">
            <text:p>4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0">
            <text:p>06/20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1">
            <text:p>06/21/15</text:p>
          </table:table-cell>
          <table:table-cell office:value-type="float" office:value="101">
            <text:p>10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2">
            <text:p>06/22/15</text:p>
          </table:table-cell>
          <table:table-cell office:value-type="float" office:value="42">
            <text:p>4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3">
            <text:p>06/23/15</text:p>
          </table:table-cell>
          <table:table-cell office:value-type="float" office:value="5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4">
            <text:p>06/2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5">
            <text:p>06/2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6">
            <text:p>06/2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7">
            <text:p>06/27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8">
            <text:p>06/28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29">
            <text:p>06/2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6-30">
            <text:p>06/30/15</text:p>
          </table:table-cell>
          <table:table-cell office:value-type="float" office:value="0">
            <text:p>0</text:p>
          </table:table-cell>
          <table:table-cell table:formula="of:=SUM([.D164:.D193])" office:value-type="float" office:value="328.3">
            <text:p>328.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1">
            <text:p>07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2">
            <text:p>07/02/15</text:p>
          </table:table-cell>
          <table:table-cell office:value-type="float" office:value="69">
            <text:p>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3">
            <text:p>07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4">
            <text:p>07/0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5">
            <text:p>07/0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6">
            <text:p>07/0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7">
            <text:p>07/07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8">
            <text:p>07/08/15</text:p>
          </table:table-cell>
          <table:table-cell office:value-type="float" office:value="113">
            <text:p>1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09">
            <text:p>07/09/15</text:p>
          </table:table-cell>
          <table:table-cell office:value-type="float" office:value="18">
            <text:p>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0">
            <text:p>07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1">
            <text:p>07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2">
            <text:p>07/12/15</text:p>
          </table:table-cell>
          <table:table-cell office:value-type="float" office:value="14">
            <text:p>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3">
            <text:p>07/13/15</text:p>
          </table:table-cell>
          <table:table-cell office:value-type="float" office:value="44">
            <text:p>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4">
            <text:p>07/14/15</text:p>
          </table:table-cell>
          <table:table-cell office:value-type="float" office:value="29">
            <text:p>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5">
            <text:p>07/15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6">
            <text:p>07/16/15</text:p>
          </table:table-cell>
          <table:table-cell office:value-type="float" office:value="-1">
            <text:p>-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7">
            <text:p>07/17/15</text:p>
          </table:table-cell>
          <table:table-cell office:value-type="float" office:value="41">
            <text:p>4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8">
            <text:p>07/1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19">
            <text:p>07/19/15</text:p>
          </table:table-cell>
          <table:table-cell office:value-type="float" office:value="97">
            <text:p>9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0">
            <text:p>07/20/15</text:p>
          </table:table-cell>
          <table:table-cell office:value-type="float" office:value="5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1">
            <text:p>07/21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2">
            <text:p>07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3">
            <text:p>07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4">
            <text:p>07/24/15</text:p>
          </table:table-cell>
          <table:table-cell office:value-type="float" office:value="5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5">
            <text:p>07/25/15</text:p>
          </table:table-cell>
          <table:table-cell office:value-type="float" office:value="148">
            <text:p>14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6">
            <text:p>07/26/15</text:p>
          </table:table-cell>
          <table:table-cell office:value-type="float" office:value="35">
            <text:p>3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7">
            <text:p>07/27/15</text:p>
          </table:table-cell>
          <table:table-cell office:value-type="float" office:value="123">
            <text:p>12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8">
            <text:p>07/28/15</text:p>
          </table:table-cell>
          <table:table-cell office:value-type="float" office:value="100">
            <text:p>10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29">
            <text:p>07/29/15</text:p>
          </table:table-cell>
          <table:table-cell office:value-type="float" office:value="41">
            <text:p>4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30">
            <text:p>07/30/15</text:p>
          </table:table-cell>
          <table:table-cell office:value-type="float" office:value="11">
            <text:p>1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7-31">
            <text:p>07/31/15</text:p>
          </table:table-cell>
          <table:table-cell office:value-type="float" office:value="0">
            <text:p>0</text:p>
          </table:table-cell>
          <table:table-cell table:formula="of:=SUM([.D194:.D224])" office:value-type="float" office:value="892.15">
            <text:p>892.1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1">
            <text:p>08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2">
            <text:p>08/0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3">
            <text:p>08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4">
            <text:p>08/04/15</text:p>
          </table:table-cell>
          <table:table-cell office:value-type="float" office:value="19">
            <text:p>1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5">
            <text:p>08/0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6">
            <text:p>08/0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7">
            <text:p>08/0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8">
            <text:p>08/0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09">
            <text:p>08/09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0">
            <text:p>08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1">
            <text:p>08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2">
            <text:p>08/12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3">
            <text:p>08/13/15</text:p>
          </table:table-cell>
          <table:table-cell office:value-type="float" office:value="111">
            <text:p>11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4">
            <text:p>08/14/15</text:p>
          </table:table-cell>
          <table:table-cell office:value-type="float" office:value="53">
            <text:p>5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5">
            <text:p>08/15/15</text:p>
          </table:table-cell>
          <table:table-cell office:value-type="float" office:value="85">
            <text:p>8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6">
            <text:p>08/16/15</text:p>
          </table:table-cell>
          <table:table-cell office:value-type="float" office:value="110">
            <text:p>1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7">
            <text:p>08/17/15</text:p>
          </table:table-cell>
          <table:table-cell office:value-type="float" office:value="136">
            <text:p>13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8">
            <text:p>08/18/15</text:p>
          </table:table-cell>
          <table:table-cell office:value-type="float" office:value="12">
            <text:p>1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19">
            <text:p>08/19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0">
            <text:p>08/2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1">
            <text:p>08/21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2">
            <text:p>08/2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3">
            <text:p>08/23/15</text:p>
          </table:table-cell>
          <table:table-cell office:value-type="float" office:value="85">
            <text:p>8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4">
            <text:p>08/24/15</text:p>
          </table:table-cell>
          <table:table-cell office:value-type="float" office:value="24">
            <text:p>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5">
            <text:p>08/25/15</text:p>
          </table:table-cell>
          <table:table-cell office:value-type="float" office:value="116">
            <text:p>11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6">
            <text:p>08/26/15</text:p>
          </table:table-cell>
          <table:table-cell office:value-type="float" office:value="129">
            <text:p>1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7">
            <text:p>08/27/15</text:p>
          </table:table-cell>
          <table:table-cell office:value-type="float" office:value="50">
            <text:p>5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8">
            <text:p>08/28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29">
            <text:p>08/29/15</text:p>
          </table:table-cell>
          <table:table-cell office:value-type="float" office:value="38">
            <text:p>3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30">
            <text:p>08/30/15</text:p>
          </table:table-cell>
          <table:table-cell office:value-type="float" office:value="101">
            <text:p>10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8-31">
            <text:p>08/31/15</text:p>
          </table:table-cell>
          <table:table-cell office:value-type="float" office:value="73">
            <text:p>73</text:p>
          </table:table-cell>
          <table:table-cell table:formula="of:=SUM([.D225:.D255])" office:value-type="float" office:value="1143.2">
            <text:p>1143.2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1">
            <text:p>09/01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2">
            <text:p>09/02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3">
            <text:p>09/03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4">
            <text:p>09/04/15</text:p>
          </table:table-cell>
          <table:table-cell office:value-type="float" office:value="411">
            <text:p>41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5">
            <text:p>09/05/15</text:p>
          </table:table-cell>
          <table:table-cell office:value-type="float" office:value="35">
            <text:p>3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6">
            <text:p>09/06/15</text:p>
          </table:table-cell>
          <table:table-cell office:value-type="float" office:value="10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7">
            <text:p>09/07/15</text:p>
          </table:table-cell>
          <table:table-cell office:value-type="float" office:value="10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8">
            <text:p>09/0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09">
            <text:p>09/0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0">
            <text:p>09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1">
            <text:p>09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2">
            <text:p>09/12/15</text:p>
          </table:table-cell>
          <table:table-cell office:value-type="float" office:value="15">
            <text:p>1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3">
            <text:p>09/13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4">
            <text:p>09/14/15</text:p>
          </table:table-cell>
          <table:table-cell office:value-type="float" office:value="125">
            <text:p>1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5">
            <text:p>09/15/15</text:p>
          </table:table-cell>
          <table:table-cell office:value-type="float" office:value="10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6">
            <text:p>09/16/15</text:p>
          </table:table-cell>
          <table:table-cell office:value-type="float" office:value="58">
            <text:p>5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7">
            <text:p>09/17/15</text:p>
          </table:table-cell>
          <table:table-cell office:value-type="float" office:value="91">
            <text:p>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8">
            <text:p>09/1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19">
            <text:p>09/19/15</text:p>
          </table:table-cell>
          <table:table-cell office:value-type="float" office:value="10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0">
            <text:p>09/2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1">
            <text:p>09/21/15</text:p>
          </table:table-cell>
          <table:table-cell office:value-type="float" office:value="15">
            <text:p>1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2">
            <text:p>09/22/15</text:p>
          </table:table-cell>
          <table:table-cell office:value-type="float" office:value="13">
            <text:p>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3">
            <text:p>09/23/15</text:p>
          </table:table-cell>
          <table:table-cell office:value-type="float" office:value="55">
            <text:p>5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4">
            <text:p>09/24/15</text:p>
          </table:table-cell>
          <table:table-cell office:value-type="float" office:value="21">
            <text:p>2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5">
            <text:p>09/25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6">
            <text:p>09/2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7">
            <text:p>09/2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8">
            <text:p>09/2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29">
            <text:p>09/2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09-30">
            <text:p>09/30/15</text:p>
          </table:table-cell>
          <table:table-cell office:value-type="float" office:value="0">
            <text:p>0</text:p>
          </table:table-cell>
          <table:table-cell table:formula="of:=SUM([.D256:.D285])" office:value-type="float" office:value="885.15">
            <text:p>885.1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1">
            <text:p>10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2">
            <text:p>10/0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3">
            <text:p>10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4">
            <text:p>10/0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5">
            <text:p>10/05/15</text:p>
          </table:table-cell>
          <table:table-cell office:value-type="float" office:value="6">
            <text:p>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6">
            <text:p>10/06/15</text:p>
          </table:table-cell>
          <table:table-cell office:value-type="float" office:value="63">
            <text:p>6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7">
            <text:p>10/07/15</text:p>
          </table:table-cell>
          <table:table-cell office:value-type="float" office:value="27">
            <text:p>2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8">
            <text:p>10/08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09">
            <text:p>10/0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0">
            <text:p>10/1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1">
            <text:p>10/1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2">
            <text:p>10/1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3">
            <text:p>10/1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4">
            <text:p>10/14/15</text:p>
          </table:table-cell>
          <table:table-cell office:value-type="float" office:value="28">
            <text:p>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5">
            <text:p>10/15/15</text:p>
          </table:table-cell>
          <table:table-cell office:value-type="float" office:value="74">
            <text:p>7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6">
            <text:p>10/16/15</text:p>
          </table:table-cell>
          <table:table-cell office:value-type="float" office:value="59">
            <text:p>5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7">
            <text:p>10/17/15</text:p>
          </table:table-cell>
          <table:table-cell office:value-type="float" office:value="14">
            <text:p>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8">
            <text:p>10/18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19">
            <text:p>10/1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0">
            <text:p>10/20/15</text:p>
          </table:table-cell>
          <table:table-cell office:value-type="float" office:value="7">
            <text:p>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1">
            <text:p>10/21/15</text:p>
          </table:table-cell>
          <table:table-cell office:value-type="float" office:value="18">
            <text:p>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2">
            <text:p>10/22/15</text:p>
          </table:table-cell>
          <table:table-cell office:value-type="float" office:value="22">
            <text:p>2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3">
            <text:p>10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4">
            <text:p>10/24/15</text:p>
          </table:table-cell>
          <table:table-cell office:value-type="float" office:value="5">
            <text:p>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5">
            <text:p>10/25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6">
            <text:p>10/2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7">
            <text:p>10/27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8">
            <text:p>10/28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29">
            <text:p>10/2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30">
            <text:p>10/3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0-31">
            <text:p>10/31/15</text:p>
          </table:table-cell>
          <table:table-cell office:value-type="float" office:value="0">
            <text:p>0</text:p>
          </table:table-cell>
          <table:table-cell table:formula="of:=SUM([.D286:.D316])" office:value-type="float" office:value="327.1">
            <text:p>327.1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1">
            <text:p>11/01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2">
            <text:p>11/0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3">
            <text:p>11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4">
            <text:p>11/04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5">
            <text:p>11/05/15</text:p>
          </table:table-cell>
          <table:table-cell office:value-type="float" office:value="56">
            <text:p>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6">
            <text:p>11/06/15</text:p>
          </table:table-cell>
          <table:table-cell office:value-type="float" office:value="32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7">
            <text:p>11/07/15</text:p>
          </table:table-cell>
          <table:table-cell office:value-type="float" office:value="15">
            <text:p>1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8">
            <text:p>11/08/15</text:p>
          </table:table-cell>
          <table:table-cell office:value-type="float" office:value="4">
            <text:p>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09">
            <text:p>11/09/15</text:p>
          </table:table-cell>
          <table:table-cell office:value-type="float" office:value="54">
            <text:p>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0">
            <text:p>11/10/15</text:p>
          </table:table-cell>
          <table:table-cell office:value-type="float" office:value="44">
            <text:p>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1">
            <text:p>11/11/15</text:p>
          </table:table-cell>
          <table:table-cell office:value-type="float" office:value="19">
            <text:p>1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2">
            <text:p>11/1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3">
            <text:p>11/13/15</text:p>
          </table:table-cell>
          <table:table-cell office:value-type="float" office:value="35">
            <text:p>3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4">
            <text:p>11/14/15</text:p>
          </table:table-cell>
          <table:table-cell office:value-type="float" office:value="72">
            <text:p>7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5">
            <text:p>11/15/15</text:p>
          </table:table-cell>
          <table:table-cell office:value-type="float" office:value="133">
            <text:p>1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6">
            <text:p>11/16/15</text:p>
          </table:table-cell>
          <table:table-cell office:value-type="float" office:value="33">
            <text:p>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7">
            <text:p>11/17/15</text:p>
          </table:table-cell>
          <table:table-cell office:value-type="float" office:value="163">
            <text:p>16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8">
            <text:p>11/18/15</text:p>
          </table:table-cell>
          <table:table-cell office:value-type="float" office:value="6">
            <text:p>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19">
            <text:p>11/19/15</text:p>
          </table:table-cell>
          <table:table-cell office:value-type="float" office:value="66">
            <text:p>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0">
            <text:p>11/20/15</text:p>
          </table:table-cell>
          <table:table-cell office:value-type="float" office:value="46">
            <text:p>4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1">
            <text:p>11/21/15</text:p>
          </table:table-cell>
          <table:table-cell office:value-type="float" office:value="102">
            <text:p>10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2">
            <text:p>11/22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3">
            <text:p>11/2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4">
            <text:p>11/24/15</text:p>
          </table:table-cell>
          <table:table-cell office:value-type="float" office:value="83">
            <text:p>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5">
            <text:p>11/25/15</text:p>
          </table:table-cell>
          <table:table-cell office:value-type="float" office:value="79">
            <text:p>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6">
            <text:p>11/26/15</text:p>
          </table:table-cell>
          <table:table-cell office:value-type="float" office:value="3">
            <text:p>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7">
            <text:p>11/27/15</text:p>
          </table:table-cell>
          <table:table-cell office:value-type="float" office:value="7">
            <text:p>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8">
            <text:p>11/28/15</text:p>
          </table:table-cell>
          <table:table-cell office:value-type="float" office:value="83">
            <text:p>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29">
            <text:p>11/29/15</text:p>
          </table:table-cell>
          <table:table-cell office:value-type="float" office:value="126">
            <text:p>12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1-30">
            <text:p>11/30/15</text:p>
          </table:table-cell>
          <table:table-cell office:value-type="float" office:value="220">
            <text:p>220</text:p>
          </table:table-cell>
          <table:table-cell table:formula="of:=SUM([.D317:.D346])" office:value-type="float" office:value="1482.05">
            <text:p>1482.0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1">
            <text:p>12/01/15</text:p>
          </table:table-cell>
          <table:table-cell office:value-type="float" office:value="8">
            <text:p>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2">
            <text:p>12/02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3">
            <text:p>12/03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4">
            <text:p>12/04/15</text:p>
          </table:table-cell>
          <table:table-cell office:value-type="float" office:value="60">
            <text:p>6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5">
            <text:p>12/05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6">
            <text:p>12/06/15</text:p>
          </table:table-cell>
          <table:table-cell office:value-type="float" office:value="7">
            <text:p>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7">
            <text:p>12/07/15</text:p>
          </table:table-cell>
          <table:table-cell office:value-type="float" office:value="6">
            <text:p>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8">
            <text:p>12/08/15</text:p>
          </table:table-cell>
          <table:table-cell office:value-type="float" office:value="31">
            <text:p>3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09">
            <text:p>12/0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0">
            <text:p>12/10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1">
            <text:p>12/11/15</text:p>
          </table:table-cell>
          <table:table-cell office:value-type="float" office:value="107">
            <text:p>10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2">
            <text:p>12/12/15</text:p>
          </table:table-cell>
          <table:table-cell office:value-type="float" office:value="24">
            <text:p>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3">
            <text:p>12/13/15</text:p>
          </table:table-cell>
          <table:table-cell office:value-type="float" office:value="24">
            <text:p>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4">
            <text:p>12/14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5">
            <text:p>12/15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6">
            <text:p>12/16/15</text:p>
          </table:table-cell>
          <table:table-cell office:value-type="float" office:value="45">
            <text:p>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7">
            <text:p>12/17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8">
            <text:p>12/18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19">
            <text:p>12/19/15</text:p>
          </table:table-cell>
          <table:table-cell office:value-type="float" office:value="1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0">
            <text:p>12/20/15</text:p>
          </table:table-cell>
          <table:table-cell office:value-type="float" office:value="2">
            <text:p>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1">
            <text:p>12/21/15</text:p>
          </table:table-cell>
          <table:table-cell office:value-type="float" office:value="43">
            <text:p>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2">
            <text:p>12/22/15</text:p>
          </table:table-cell>
          <table:table-cell office:value-type="float" office:value="13">
            <text:p>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3">
            <text:p>12/23/15</text:p>
          </table:table-cell>
          <table:table-cell office:value-type="float" office:value="4">
            <text:p>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4">
            <text:p>12/24/15</text:p>
          </table:table-cell>
          <table:table-cell office:value-type="float" office:value="13">
            <text:p>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5">
            <text:p>12/25/15</text:p>
          </table:table-cell>
          <table:table-cell office:value-type="float" office:value="10">
            <text:p>1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6">
            <text:p>12/26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7">
            <text:p>12/27/15</text:p>
          </table:table-cell>
          <table:table-cell office:value-type="float" office:value="0.05">
            <text:p>0.0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8">
            <text:p>12/28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29">
            <text:p>12/29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30">
            <text:p>12/30/15</text:p>
          </table:table-cell>
          <table:table-cell office:value-type="float" office:value="0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2015-12-31">
            <text:p>12/31/15</text:p>
          </table:table-cell>
          <table:table-cell office:value-type="float" office:value="17">
            <text:p>17</text:p>
          </table:table-cell>
          <table:table-cell table:formula="of:=SUM([.D347:.D377])" office:value-type="float" office:value="419.1">
            <text:p>419.1</text:p>
          </table:table-cell>
          <table:table-cell table:number-columns-repeated="44"/>
        </table:table-row>
        <table:table-row table:style-name="ro1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Blad2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aand</text:p>
          </table:table-cell>
          <table:table-cell office:value-type="string">
            <text:p>Neerslag</text:p>
          </table:table-cell>
        </table:table-row>
        <table:table-row table:style-name="ro1">
          <table:table-cell office:value-type="string">
            <text:p>Januari</text:p>
          </table:table-cell>
          <table:table-cell office:value-type="float" office:value="1157.15">
            <text:p>1157.15</text:p>
          </table:table-cell>
        </table:table-row>
        <table:table-row table:style-name="ro1">
          <table:table-cell office:value-type="string">
            <text:p>Februari</text:p>
          </table:table-cell>
          <table:table-cell office:value-type="float" office:value="607.15">
            <text:p>607.15</text:p>
          </table:table-cell>
        </table:table-row>
        <table:table-row table:style-name="ro1">
          <table:table-cell office:value-type="string">
            <text:p>Maart</text:p>
          </table:table-cell>
          <table:table-cell office:value-type="float" office:value="597.1">
            <text:p>597.1</text:p>
          </table:table-cell>
        </table:table-row>
        <table:table-row table:style-name="ro1">
          <table:table-cell office:value-type="string">
            <text:p>April</text:p>
          </table:table-cell>
          <table:table-cell office:value-type="float" office:value="209.1">
            <text:p>209.1</text:p>
          </table:table-cell>
        </table:table-row>
        <table:table-row table:style-name="ro1">
          <table:table-cell office:value-type="string">
            <text:p>Mei</text:p>
          </table:table-cell>
          <table:table-cell office:value-type="float" office:value="463.05">
            <text:p>463.05</text:p>
          </table:table-cell>
        </table:table-row>
        <table:table-row table:style-name="ro1">
          <table:table-cell office:value-type="string">
            <text:p>Juni</text:p>
          </table:table-cell>
          <table:table-cell office:value-type="float" office:value="328.3">
            <text:p>328.3</text:p>
          </table:table-cell>
        </table:table-row>
        <table:table-row table:style-name="ro1">
          <table:table-cell office:value-type="string">
            <text:p>Juli</text:p>
          </table:table-cell>
          <table:table-cell office:value-type="float" office:value="892.15">
            <text:p>892.15</text:p>
          </table:table-cell>
        </table:table-row>
        <table:table-row table:style-name="ro1">
          <table:table-cell office:value-type="string">
            <text:p>Augustus</text:p>
          </table:table-cell>
          <table:table-cell office:value-type="float" office:value="1143.2">
            <text:p>1143.2</text:p>
          </table:table-cell>
        </table:table-row>
        <table:table-row table:style-name="ro1">
          <table:table-cell office:value-type="string">
            <text:p>September</text:p>
          </table:table-cell>
          <table:table-cell office:value-type="float" office:value="885.15">
            <text:p>885.15</text:p>
          </table:table-cell>
        </table:table-row>
        <table:table-row table:style-name="ro1">
          <table:table-cell office:value-type="string">
            <text:p>Oktober</text:p>
          </table:table-cell>
          <table:table-cell office:value-type="float" office:value="327.1">
            <text:p>327.1</text:p>
          </table:table-cell>
        </table:table-row>
        <table:table-row table:style-name="ro1">
          <table:table-cell office:value-type="string">
            <text:p>November</text:p>
          </table:table-cell>
          <table:table-cell office:value-type="float" office:value="1482.05">
            <text:p>1482.05</text:p>
          </table:table-cell>
        </table:table-row>
        <table:table-row table:style-name="ro1">
          <table:table-cell office:value-type="string">
            <text:p>December</text:p>
          </table:table-cell>
          <table:table-cell office:value-type="float" office:value="419.1">
            <text:p>419.1</text:p>
          </table:table-cell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11/23/2016</text:date>, <text:time>18:05:1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6:46:04.76</meta:creation-date>
    <dc:date>2016-11-23T18:05:17.02</dc:date>
    <meta:editing-duration>PT1M37S</meta:editing-duration>
    <meta:editing-cycles>2</meta:editing-cycles>
    <meta:generator>OpenOffice/4.1.2$Win32 OpenOffice.org_project/412m3$Build-9782</meta:generator>
    <meta:document-statistic meta:table-count="3" meta:cell-count="1270" meta:object-count="0"/>
  </office:meta>
</office:document-meta>
</file>